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6.650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3.9484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ddingCenterPie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nathan/Programming/Workspace/KiCAD/WeddingCenterPieces/WeddingCenterPieces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9 Nov 2023 11:38:52 PM 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_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_C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:1N5819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25/1n5817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tt_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WS2812</text:p>
          </table:table-cell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:TerminalBlock_Altech_AK300-3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tn_OffBoard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BattV_Sense_Jmp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Device:L_Iron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C_R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tn_OnBoard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THT:SW_PUSH-12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MCU_RaspberryPi_and_Boards:Pico</text:p>
          </table:table-cell>
          <table:table-cell office:value-type="string" calcext:value-type="string">
            <text:p>MCU_RaspberryPi_and_Boards:RPi_Pico_SMD_TH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XS0101DBV</text:p>
          </table:table-cell>
          <table:table-cell office:value-type="string" calcext:value-type="string">
            <text:p>Logic_LevelTranslator:TXS0101DBV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ti.com/lit/ds/symlink/txs0101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33063AP</text:p>
          </table:table-cell>
          <table:table-cell office:value-type="string" calcext:value-type="string">
            <text:p>Regulator_Switching:MC33063AP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onsemi.com/pub_link/Collateral/MC34063A-D.PDF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attery Connecto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nel Mount S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01:33:28.100691667</dc:date>
    <meta:editing-duration>PT1H54M25S</meta:editing-duration>
    <meta:editing-cycles>1</meta:editing-cycles>
    <meta:generator>LibreOffice/7.5.8.2$Linux_X86_64 LibreOffice_project/50$Build-2</meta:generator>
    <meta:document-statistic meta:table-count="1" meta:cell-count="153" meta:object-count="0"/>
  </office:meta>
</office:document-meta>
</file>